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170000016CDDD3301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966cm"/>
    </style:style>
    <style:style style:name="gr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6cm" svg:stroke-color="#ff3333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52cm" draw:marker-start="" draw:marker-start-width="0.427cm" draw:marker-end="Arrowheads_20_2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="Arrowheads_20_2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style:font-name="DejaVu Sans"/>
    </style:style>
    <style:style style:name="P4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ff3333"/>
    </style:style>
    <style:style style:name="P7" style:family="paragraph">
      <style:text-properties fo:color="#ff3333" fo:font-weight="bold" style:font-weight-asian="bold" style:font-weight-complex="bold"/>
    </style:style>
    <style:style style:name="T1" style:family="text">
      <style:text-properties style:font-name="DejaVu Sans"/>
    </style:style>
    <style:style style:name="T2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0.928cm" svg:height="9.63cm" svg:x="4.402cm" svg:y="0.784cm">
            <draw:image xlink:href="Pictures/10000000000003170000016CDDD33013.png" xlink:type="simple" xlink:show="embed" xlink:actuate="onLoad">
              <text:p/>
            </draw:image>
          </draw:frame>
          <draw:custom-shape draw:style-name="gr2" draw:text-style-name="P2" draw:layer="layout" svg:width="1.524cm" svg:height="6.096cm" svg:x="7.196cm" svg:y="2.1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524cm" svg:height="6.096cm" svg:x="10.871cm" svg:y="2.1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524cm" svg:height="6.096cm" svg:x="16.971cm" svg:y="2.1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524cm" svg:height="6.096cm" svg:x="20.271cm" svg:y="2.16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.402cm" svg:y1="9.398cm" svg:x2="25.484cm" svg:y2="9.398cm">
            <text:p/>
          </draw:line>
          <draw:frame draw:style-name="gr4" draw:text-style-name="P3" draw:layer="layout" svg:width="2.286cm" svg:height="1.216cm" svg:x="23.444cm" svg:y="9.652cm">
            <draw:text-box>
              <text:p><text:span text:style-name="T1">Time</text:span></text:p>
            </draw:text-box>
          </draw:frame>
          <draw:frame draw:style-name="gr5" draw:text-style-name="P4" draw:layer="layout" svg:width="2.54cm" svg:height="1.038cm" svg:x="3.756cm" svg:y="2.264cm">
            <draw:text-box>
              <text:p><text:span text:style-name="T2">LFP</text:span></text:p>
            </draw:text-box>
          </draw:frame>
          <draw:frame draw:style-name="gr5" draw:text-style-name="P5" draw:layer="layout" svg:width="4.826cm" svg:height="0.962cm" svg:x="3.756cm" svg:y="8.29cm">
            <draw:text-box>
              <text:p><text:span text:style-name="T3">Spike times</text:span></text:p>
            </draw:text-box>
          </draw:frame>
        </draw:g>
        <draw:frame draw:style-name="gr1" draw:text-style-name="P1" draw:layer="layout" svg:width="20.928cm" svg:height="9.63cm" svg:x="4.402cm" svg:y="10.884cm">
          <draw:image xlink:href="Pictures/10000000000003170000016CDDD33013.png" xlink:type="simple" xlink:show="embed" xlink:actuate="onLoad">
            <text:p/>
          </draw:image>
        </draw:frame>
        <draw:custom-shape draw:style-name="gr6" draw:text-style-name="P2" draw:layer="layout" svg:width="1.524cm" svg:height="6.096cm" svg:x="8.896cm" svg:y="12.2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6.096cm" svg:x="11.671cm" svg:y="12.2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6.096cm" svg:x="16.271cm" svg:y="12.2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6.096cm" svg:x="21.771cm" svg:y="12.26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402cm" svg:y1="19.498cm" svg:x2="25.484cm" svg:y2="19.498cm">
          <text:p/>
        </draw:line>
        <draw:frame draw:style-name="gr4" draw:text-style-name="P3" draw:layer="layout" svg:width="2.286cm" svg:height="1.216cm" svg:x="23.444cm" svg:y="19.752cm">
          <draw:text-box>
            <text:p><text:span text:style-name="T1">Time</text:span></text:p>
          </draw:text-box>
        </draw:frame>
        <draw:frame draw:style-name="gr5" draw:text-style-name="P4" draw:layer="layout" svg:width="2.54cm" svg:height="1.038cm" svg:x="3.756cm" svg:y="12.364cm">
          <draw:text-box>
            <text:p><text:span text:style-name="T2">LFP</text:span></text:p>
          </draw:text-box>
        </draw:frame>
        <draw:frame draw:style-name="gr5" draw:text-style-name="P7" draw:layer="layout" svg:width="4.826cm" svg:height="1.673cm" svg:x="3.756cm" svg:y="17.89cm">
          <draw:text-box>
            <text:p text:style-name="P6"><text:span text:style-name="T4">Randomized</text:span><text:span text:style-name="T4"><text:line-break/></text:span><text:span text:style-name="T4">spike times</text:span></text:p>
          </draw:text-box>
        </draw:frame>
        <draw:line draw:style-name="gr7" draw:text-style-name="P2" draw:layer="layout" svg:x1="9.658cm" svg:y1="18.49cm" svg:x2="9.658cm" svg:y2="19.506cm">
          <text:p/>
        </draw:line>
        <draw:line draw:style-name="gr7" draw:text-style-name="P2" draw:layer="layout" svg:x1="12.433cm" svg:y1="18.49cm" svg:x2="12.433cm" svg:y2="19.506cm">
          <text:p/>
        </draw:line>
        <draw:line draw:style-name="gr7" draw:text-style-name="P2" draw:layer="layout" svg:x1="17.033cm" svg:y1="18.49cm" svg:x2="17.033cm" svg:y2="19.506cm">
          <text:p/>
        </draw:line>
        <draw:line draw:style-name="gr7" draw:text-style-name="P2" draw:layer="layout" svg:x1="22.533cm" svg:y1="18.49cm" svg:x2="22.533cm" svg:y2="19.506cm">
          <text:p/>
        </draw:line>
        <draw:line draw:style-name="gr8" draw:text-style-name="P2" draw:layer="layout" svg:x1="7.974cm" svg:y1="19.014cm" svg:x2="9.658cm" svg:y2="19.014cm">
          <text:p/>
        </draw:line>
        <draw:line draw:style-name="gr8" draw:text-style-name="P2" draw:layer="layout" svg:x1="11.612cm" svg:y1="19.014cm" svg:x2="12.433cm" svg:y2="19.014cm">
          <text:p/>
        </draw:line>
        <draw:line draw:style-name="gr9" draw:text-style-name="P2" draw:layer="layout" svg:x1="17.033cm" svg:y1="19.014cm" svg:x2="17.78cm" svg:y2="19.014cm">
          <text:p/>
        </draw:line>
        <draw:line draw:style-name="gr8" draw:text-style-name="P2" draw:layer="layout" svg:x1="21.088cm" svg:y1="19.014cm" svg:x2="22.533cm" svg:y2="19.014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a Sprenger</meta:initial-creator>
    <meta:creation-date>2014-02-10T15:58:33</meta:creation-date>
    <dc:date>2014-11-23T14:58:15.425000000</dc:date>
    <dc:creator>Junji Ito</dc:creator>
    <meta:editing-duration>PT6H10M18S</meta:editing-duration>
    <meta:editing-cycles>8</meta:editing-cycles>
    <meta:generator>LibreOffice/4.2.4.2$Windows_x86 LibreOffice_project/63150712c6d317d27ce2db16eb94c2f3d7b699f8</meta:generator>
    <meta:document-statistic meta:object-count="50"/>
  </office:meta>
</office:document-meta>
</file>